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e7f" officeooo:paragraph-rsid="0016ce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En muchas aplicaciones, existe una creciente necesidad de los nuevos tipos de análisis de datos RDF que no están cubiertos por tareas de razonamiento estándar como la respuesta de consultas SPARQL. Una de esas tareas de análisis importantes es la comparación de entidades, es decir, determinar cuáles son las similitudes y diferencias entre dos entidades dadas en un gráfico RDF. Por ejemplo, en un gráfico RDF sobre medicamentos, es posible que queramos comparar Metamizol e Ibuprofeno y descubrir automáticamente que son similares, ya que ambos son analgésicos pero, en contraste con Metamizol, el Ibuprofeno también tiene un efecto antiinflamatorio considerable. La comparación de entidades es una funcionalidad ampliamente utilizada disponible en muchos sistemas de información, como universidades o sitios web de comparación de productos. Sin embargo, la comparación es típicamente específica del dominio y depende de un conjunto fijo de aspectos para comparar.</text:p>
      <text:p text:style-name="P1">En este artículo, proponemos un marco formal para la comparación de entidades independientes del dominio sobre los gráficos RDF. Modelamos similitudes y diferencias entre entidades como consultas SPARQL que satisfacen ciertas propiedades adicionales, y proponemos algoritmos para calcular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4:29:27.069425117</meta:creation-date>
    <dc:date>2019-10-28T14:29:56.096063168</dc:date>
    <meta:editing-duration>P0D</meta:editing-duration>
    <meta:editing-cycles>1</meta:editing-cycles>
    <meta:document-statistic meta:table-count="0" meta:image-count="0" meta:object-count="0" meta:page-count="1" meta:paragraph-count="2" meta:word-count="182" meta:character-count="1267" meta:non-whitespace-character-count="1087"/>
    <meta:generator>LibreOffice/4.2.8.2$Linux_X86_64 LibreOffice_project/420m0$Build-2</meta:generator>
  </office:meta>
</office:document-meta>
</file>